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ing System;</text:p>
      <text:p text:style-name="Normal"/>
      <text:p text:style-name="Normal">namespace JobApplicationUnlocker</text:p>
      <text:p text:style-name="Normal">{</text:p>
      <text:p text:style-name="Normal"><text:s text:c="4"/>class Program</text:p>
      <text:p text:style-name="Normal"><text:s text:c="4"/>{</text:p>
      <text:p text:style-name="Normal"><text:s text:c="8"/>static void Main(string[] args)</text:p>
      <text:p text:style-name="Normal"><text:s text:c="8"/>{</text:p>
      <text:p text:style-name="Normal"><text:s text:c="12"/>Console.WriteLine("Welcome to the ABAX Coding Challenge!");</text:p>
      <text:p text:style-name="Normal"/>
      <text:p text:style-name="Normal"><text:s text:c="12"/>Console.WriteLine("Here’s your task: Implement the code to reveal the link to our exciting job opportunity!");</text:p>
      <text:p text:style-name="Normal"/>
      <text:p text:style-name="Normal"><text:s text:c="12"/>// Replace the following URL with the actual job description link</text:p>
      <text:p text:style-name="Normal"><text:s text:c="12"/>string jobDescriptionLink = "https://careers.abax.com/jobs/4736902-net-software-engineer-to-abax-poland";</text:p>
      <text:p text:style-name="Normal"/>
      <text:p text:style-name="Normal"><text:s text:c="12"/>// Display the job description link</text:p>
      <text:p text:style-name="Normal"><text:s text:c="12"/>Console.WriteLine($"Unlock the opportunity here: {jobDescriptionLink}");</text:p>
      <text:p text:style-name="Normal"><text:s text:c="8"/>}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gnes Vikar-Lajter</meta:initial-creator>
    <dc:creator>Agnes Vikar-Lajter</dc:creator>
    <meta:creation-date>2024-07-25T12:08:00Z</meta:creation-date>
    <dc:date>2024-07-25T12:09:00Z</dc:date>
    <meta:template xlink:href="Normal" xlink:type="simple"/>
    <meta:editing-cycles>1</meta:editing-cycles>
    <meta:editing-duration>PT0S</meta:editing-duration>
    <meta:user-defined meta:name="MSIP_Label_0b29d10b-6085-48d0-a40f-9d5568f47a97_Enabled">true</meta:user-defined>
    <meta:user-defined meta:name="MSIP_Label_0b29d10b-6085-48d0-a40f-9d5568f47a97_SetDate">2024-07-25T12:08:59Z</meta:user-defined>
    <meta:user-defined meta:name="MSIP_Label_0b29d10b-6085-48d0-a40f-9d5568f47a97_Method">Standard</meta:user-defined>
    <meta:user-defined meta:name="MSIP_Label_0b29d10b-6085-48d0-a40f-9d5568f47a97_Name">Open-Internal</meta:user-defined>
    <meta:user-defined meta:name="MSIP_Label_0b29d10b-6085-48d0-a40f-9d5568f47a97_SiteId">1fc68637-8f88-4a1e-bb7f-4e74cb15d07b</meta:user-defined>
    <meta:user-defined meta:name="MSIP_Label_0b29d10b-6085-48d0-a40f-9d5568f47a97_ActionId">5991195c-7c91-4bc7-9572-0e55f5e929e5</meta:user-defined>
    <meta:user-defined meta:name="MSIP_Label_0b29d10b-6085-48d0-a40f-9d5568f47a97_ContentBits">0</meta:user-defined>
    <meta:document-statistic meta:page-count="1" meta:paragraph-count="1" meta:word-count="99" meta:character-count="668" meta:row-count="4" meta:non-whitespace-character-count="570"/>
  </office:meta>
</office:document-meta>
</file>